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5">
      <style:paragraph-properties fo:margin-top="0cm" fo:margin-bottom="0cm" loext:contextual-spacing="false"/>
    </style:style>
    <style:style style:name="P3" style:family="paragraph" style:parent-style-name="Text_20_body">
      <style:paragraph-properties fo:margin-left="0.132cm" fo:margin-right="0.132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www.8host.com/blog/osnovy-openssl-ssl-sertifikaty-zakrytye-klyuchi-i-zaprosy-na-podpis/" text:style-name="Internet_20_link" text:visited-style-name="Visited_20_Internet_20_Link">Основы OpenSSL: SSL-сертификаты, закрытые ключи и запросы на подпись</text:a> </text:h>
      <text:p text:style-name="Text_20_body">Октябрь 13, 2016 11:47 дп 7 606 views | Комментариев нет </text:p>
      <text:p text:style-name="Text_20_body"><text:a xlink:type="simple" xlink:href="https://www.8host.com/blog/category/linux/" text:style-name="Internet_20_link" text:visited-style-name="Visited_20_Internet_20_Link">Linux</text:a> | <text:a xlink:type="simple" xlink:href="https://www.8host.com/blog/author/amber/" text:style-name="Internet_20_link" text:visited-style-name="Visited_20_Internet_20_Link">Amber</text:a> | <text:a xlink:type="simple" xlink:href="https://www.8host.com/blog/osnovy-openssl-ssl-sertifikaty-zakrytye-klyuchi-i-zaprosy-na-podpis/#disqus_thread" text:style-name="Internet_20_link" text:visited-style-name="Visited_20_Internet_20_Link">0 Comments</text:a></text:p>
      <text:p text:style-name="Text_20_body">OpenSSL – это многофункциональный инструмент командной строки, предназначенный для управления инфраструктурой открытых ключей (PKI) и HTTPS.</text:p>
      <text:p text:style-name="Text_20_body">Данное руководство предлагает вам краткий обзор команд OpenSSL, а также примеры использования и генерирования закрытых ключей, запросов на подпись сертификатов и изменения формата сертификата.</text:p>
      <text:h text:style-name="Heading_20_2" text:outline-level="2">Запросы на подпись сертификатов (CSR)</text:h>
      <text:p text:style-name="Text_20_body">Чтобы получить SSL-сертификат от центра сертификации (ЦС), нужно сначала создать запрос на подпись сертификата (CSR). CSR включает в себя открытый ключ и некоторые дополнительные данные. При подписи эти данные добавляются в сертификат.</text:p>
      <text:p text:style-name="Text_20_body">Чтобы сгенерировать запрос на подпись сертификата, нужно предоставить данные о сертификате. В частности важно правильно заполнить поле Common Name (CN) в разделе Distinguised Name, в котором нужно указать FQDN хоста, для которого предназначается сертификат. Чтобы обойти интерактивные подсказки, можно передать все запрашиваемые данные через командную строку.</text:p>
      <text:p text:style-name="Text_20_body">Другие поля в разделе Distinguised Name запрашивают данные об организации или компании. Если вы заказываете сертификат в ЦС, эти поля, как правило, нужно обязательно заполнить.</text:p>
      <text:p text:style-name="P3"><text:bookmark text:name="aswift_0_expand"/><text:bookmark text:name="aswift_0_anchor"/>Запрос на подпись сертификата имеет такой вид:</text:p>
      <text:p text:style-name="Text_20_body"><text:span text:style-name="Source_20_Text">---<text:line-break/>Country Name (2 letter code) [AU]:US<text:line-break/>State or Province Name (full name) [Some-State]:New York<text:line-break/>Locality Name (eg, city) []:Brooklyn<text:line-break/>Organization Name (eg, company) [Internet Widgits Pty Ltd]:Example Brooklyn Company<text:line-break/>Organizational Unit Name (eg, section) []:Technology Division<text:line-break/>Common Name (e.g. server FQDN or YOUR name) []:examplebrooklyn.com<text:line-break/>Email Address []:</text:span></text:p>
      <text:p text:style-name="Text_20_body">Чтобы ответить на запросы CSR в неинтерактивном режиме, добавьте в команду опцию –subj, например:</text:p>
      <text:p text:style-name="Text_20_body"><text:span text:style-name="Source_20_Text">-subj "/C=US/ST=New York/L=Brooklyn/O=Example Brooklyn Company/CN=examplebrooklyn.com"</text:span></text:p>
      <text:p text:style-name="Text_20_body">Ознакомившись с запросами на подпись сертификата, вы можете перейти к любому другому разделу руководства.</text:p>
      <text:h text:style-name="Heading_20_2" text:outline-level="2">Генерирование запроса на подпись сертификата</text:h>
      <text:h text:style-name="Heading_20_3" text:outline-level="3">Генерирование закрытого ключа и запроса</text:h>
      <text:p text:style-name="Text_20_body">Этот метод позволяет вам подписать сертификат в ЦС и защитить веб-сервер Apache или Nginx с помощью HTTPS. Сгенерированный запрос на подпись можно отправить в ЦС, чтобы получить подписанный сертификат. Если ЦС поддерживает SHA-2, добавьте опцию -sha256.</text:p>
      <text:p text:style-name="Text_20_body"><text:soft-page-break/>Следующая команда создаст 2048-битный закрытый ключ (domain.key) и CSR (domain.csr):</text:p>
      <text:p text:style-name="Text_20_body"><text:span text:style-name="Source_20_Text">openssl req \<text:line-break/>-newkey rsa:2048 -nodes -keyout domain.key \<text:line-break/>-out domain.csr</text:span></text:p>
      <text:p text:style-name="Text_20_body">Заполните поля в запросе на подпись.</text:p>
      <text:p text:style-name="Text_20_body">Опция -newkey rsa:2048 создаст 2048-битный RSA-ключ. Опция –nodes отключает пароль для закрытого ключа.</text:p>
      <text:h text:style-name="Heading_20_3" text:outline-level="3">Генерирование запроса для существующего закрытого ключа</text:h>
      <text:p text:style-name="Text_20_body">Если у вас уже есть закрытый ключ, но нет сертификата, вы можете сгенерировать запрос для этого ключа.</text:p>
      <text:p text:style-name="Text_20_body">Следующая команда создаст запрос сертификата (domain.csr) для существующего ключа (domain.key):</text:p>
      <text:p text:style-name="Text_20_body"><text:span text:style-name="Source_20_Text">openssl req \<text:line-break/>-key domain.key \<text:line-break/>-new -out domain.csr</text:span></text:p>
      <text:p text:style-name="Text_20_body">Ответьте на запросы программы, чтобы продолжить. Опция –new указывает, что запрос нужно сгенерировать.</text:p>
      <text:h text:style-name="Heading_20_3" text:outline-level="3">Генерирование запроса для существующего сертификата и ключа</text:h>
      <text:p text:style-name="Text_20_body">Этот метод позволяет обновить существующий сертификат, если оригинальный запрос на подпись сертификата был утерян.</text:p>
      <text:p text:style-name="Text_20_body">Следующая команда создаст запрос (domain.csr) на основе существующего сертификата (domain.crt) и закрытого ключа (domain.key):</text:p>
      <text:p text:style-name="Text_20_body"><text:span text:style-name="Source_20_Text">openssl x509 \<text:line-break/>-in domain.crt \<text:line-break/>-signkey domain.key \<text:line-break/>-x509toreq -out domain.csr</text:span></text:p>
      <text:p text:style-name="Text_20_body">Опция -x509toreq создаст сертификат X509.</text:p>
      <text:h text:style-name="Heading_20_2" text:outline-level="2">Генерирование SSL-сертификата</text:h>
      <text:p text:style-name="Text_20_body">Если вы хотите защитить свой сервис, но не хотите подписывать его в ЦС, вы можете создать и подписать сертификат самостоятельно.</text:p>
      <text:p text:style-name="Text_20_body">Такие сертификаты называются самоподписанными.</text:p>
      <text:p text:style-name="Text_20_body">По сути, самоподписанный сертификат – это сертификат, подписанный своим собственным закрытым ключом. Такие сертификаты тоже шифруют соединения, однако они не подтверждают подлинности сайта, потому пользователи, которые открывают сайт, увидят предупреждение.</text:p>
      <text:p text:style-name="Text_20_body">Если вам ненужно подтверждать подлинность сайта, вы можете спокойно использовать самоподписанные сертификаты.</text:p>
      <text:h text:style-name="Heading_20_3" text:outline-level="3">Генерирование самоподписанного сертификата</text:h>
      <text:p text:style-name="Text_20_body">Этот метод позволяет защитить веб-сервер Apache или Nginx с помощью HTTPS.</text:p>
      <text:p text:style-name="Text_20_body">Следующая команда создаст 2048-битный закрытый ключ (domain.key) и CSR (domain.csr):</text:p>
      <text:p text:style-name="Text_20_body"><text:soft-page-break/><text:span text:style-name="Source_20_Text">openssl req \<text:line-break/>-newkey rsa:2048 -nodes -keyout domain.key \<text:line-break/>-x509 -days 365 -out domain.crt</text:span></text:p>
      <text:p text:style-name="Text_20_body">Заполните запрос на подпись.</text:p>
      <text:p text:style-name="Text_20_body">Опция -x509 создаёт самоподписанный сертификат. Опция -days 365 задаёт срок действия сертификата в днях.</text:p>
      <text:h text:style-name="Heading_20_3" text:outline-level="3">Создание сертификата для существующего закрытого ключа</text:h>
      <text:p text:style-name="Text_20_body">Если у вас уже есть закрытый ключ, но нет сертификата, вы можете сгенерировать сертификат для этого ключа.</text:p>
      <text:p text:style-name="Text_20_body">Следующая команда создаст сертификат (domain.csr) для существующего ключа (domain.key):</text:p>
      <text:p text:style-name="Text_20_body"><text:span text:style-name="Source_20_Text">openssl req \<text:line-break/>-key domain.key \<text:line-break/>-new \<text:line-break/>-x509 -days 365 -out domain.crt</text:span></text:p>
      <text:p text:style-name="Text_20_body">Ответьте на запросы программы, чтобы продолжить.</text:p>
      <text:list xml:id="list4669317600043625840" text:style-name="L5">
        <text:list-item>
          <text:p text:style-name="P2">Опция -x509 создаёт самоподписанный сертификат. Опция -days 365 задаёт срок действия сертификата в днях. </text:p>
        </text:list-item>
        <text:list-item>
          <text:p text:style-name="P1">Опция –new запускает запрос данных для создания CSR. </text:p>
        </text:list-item>
      </text:list>
      <text:h text:style-name="Heading_20_3" text:outline-level="3">Генерирование запроса для существующего сертификата и ключа</text:h>
      <text:p text:style-name="Text_20_body">Этот метод позволяет создать сертификат, если у вас уже есть закрытый ключ и запрос на подпись сертификата.</text:p>
      <text:p text:style-name="Text_20_body">Следующая команда создаст сертификат (domain.crt) на основе существующего запроса (domain.csr) и закрытого ключа (domain.key):</text:p>
      <text:p text:style-name="Text_20_body"><text:span text:style-name="Source_20_Text">openssl x509 \<text:line-break/>-signkey domain.key \<text:line-break/>-in domain.csr \<text:line-break/>-req -days 365 -out domain.crt</text:span></text:p>
      <text:p text:style-name="Text_20_body">Опция -days 365 задаёт срок действия сертификата в днях.</text:p>
      <text:h text:style-name="Heading_20_2" text:outline-level="2">Просмотр сертификатов</text:h>
      <text:p text:style-name="Text_20_body">Файлы сертификатов и запросов на подпись закодированы в формате PEM, который не может быть прочитан человеком.</text:p>
      <text:p text:style-name="Text_20_body">Данный раздел научит вас читать такие файлы с помощью ряда команд.</text:p>
      <text:h text:style-name="Heading_20_3" text:outline-level="3">Просмотр CSR</text:h>
      <text:p text:style-name="Text_20_body">Эта команда позволяет просмотреть содержимое файла запроса на подпись сертификата в виде простого текста:</text:p>
      <text:p text:style-name="Text_20_body"><text:span text:style-name="Source_20_Text">openssl req -text -noout -verify -in domain.csr</text:span></text:p>
      <text:h text:style-name="Heading_20_3" text:outline-level="3">Просмотр сертификата</text:h>
      <text:p text:style-name="Text_20_body">Следующая команда позволяет просмотреть содержимое сертификата в виде простого текста:</text:p>
      <text:p text:style-name="Text_20_body"><text:soft-page-break/><text:span text:style-name="Source_20_Text">openssl x509 -text -noout -in domain.crt</text:span></text:p>
      <text:h text:style-name="Heading_20_3" text:outline-level="3">Проверка подписи сертификата</text:h>
      <text:p text:style-name="Text_20_body">Чтобы убедиться, что сертификат был подписан в ЦС, введите:</text:p>
      <text:p text:style-name="Text_20_body"><text:span text:style-name="Source_20_Text">openssl verify -verbose -CAFile ca.crt domain.crt</text:span></text:p>
      <text:h text:style-name="Heading_20_2" text:outline-level="2">Закрытые ключи</text:h>
      <text:h text:style-name="Heading_20_3" text:outline-level="3">Создание закрытого ключа</text:h>
      <text:p text:style-name="Text_20_body">Чтобы создать закрытый 2048-битный ключ, защищённый паролем, введите:</text:p>
      <text:p text:style-name="Text_20_body"><text:span text:style-name="Source_20_Text">openssl genrsa -des3 -out domain.key 2048</text:span></text:p>
      <text:p text:style-name="Text_20_body">По запросу введите пароль, чтобы продолжить.</text:p>
      <text:h text:style-name="Heading_20_3" text:outline-level="3">Проверка закрытого ключа</text:h>
      <text:p text:style-name="Text_20_body">Эта команда подтвердит валидность закрытого ключа:</text:p>
      <text:p text:style-name="Text_20_body"><text:span text:style-name="Source_20_Text">openssl rsa -check -in domain.key</text:span></text:p>
      <text:p text:style-name="Text_20_body">Если ключ зашифрован, программа запросит парольную фразу. Предоставьте пароль от ключа, чтобы просмотреть его в незашифрованном формате.</text:p>
      <text:h text:style-name="Heading_20_3" text:outline-level="3">Совпадение ключа с сертификатом и запросом</text:h>
      <text:p text:style-name="Text_20_body">Эта команда позволяет узнать, относится ли закрытый ключ (domain.key) к тому или иному сертификату (domain.crt) и запросу (domain.csr):</text:p>
      <text:p text:style-name="Text_20_body"><text:span text:style-name="Source_20_Text">openssl rsa -noout -modulus -in domain.key | openssl md5<text:line-break/>openssl x509 -noout -modulus -in domain.crt | openssl md5<text:line-break/>openssl req -noout -modulus -in domain.csr | openssl md5</text:span></text:p>
      <text:p text:style-name="Text_20_body">Если команды вернули одинаковый вывод, то, скорее всего, этот ключ, запрос и сертификат связаны.</text:p>
      <text:h text:style-name="Heading_20_3" text:outline-level="3">Шифрование закрытого ключа</text:h>
      <text:p text:style-name="Text_20_body">Следующая команда возьмёт незашифрованный ключ (unencrypted.key) и зашифрует его (encrypted.key):</text:p>
      <text:p text:style-name="Text_20_body"><text:span text:style-name="Source_20_Text">openssl rsa -des3 \<text:line-break/>-in unencrypted.key \<text:line-break/>-out encrypted.key</text:span></text:p>
      <text:p text:style-name="Text_20_body">Введите пароль, чтобы зашифровать ключ.</text:p>
      <text:h text:style-name="Heading_20_3" text:outline-level="3">Дешифровка закрытого ключа</text:h>
      <text:p text:style-name="Text_20_body">Эта команда может расшифровать зашифрованный ключ:</text:p>
      <text:p text:style-name="Text_20_body"><text:span text:style-name="Source_20_Text">openssl rsa \<text:line-break/>-in encrypted.key \<text:line-break/>-out decrypted.key<text:line-break/>Enter the pass phrase for the encrypted</text:span></text:p>
      <text:p text:style-name="Text_20_body">Введите пароль, чтобы расшифровать ключ.</text:p>
      <text:h text:style-name="Heading_20_2" text:outline-level="2"><text:soft-page-break/>Форматы сертификатов</text:h>
      <text:p text:style-name="Text_20_body">До этого в руководстве рассматривались только сертификаты X.509 с кодированием ASCII PEM. Однако существует множество других форматов. Некоторые форматы позволяют объединить компоненты – ключ, запрос, сертификат – в один файл.</text:p>
      <text:h text:style-name="Heading_20_3" text:outline-level="3">Конвертация PEM в DER</text:h>
      <text:p text:style-name="Text_20_body">Чтобы конвертировать PEM в DER, используйте такую команду:</text:p>
      <text:p text:style-name="Text_20_body"><text:span text:style-name="Source_20_Text">openssl x509 \<text:line-break/>-in domain.crt \<text:line-break/>-outform der -out domain.der</text:span></text:p>
      <text:p text:style-name="Text_20_body">Формат DER обычно использует Java.</text:p>
      <text:h text:style-name="Heading_20_3" text:outline-level="3">Конвертация DER в PEM</text:h>
      <text:p text:style-name="Text_20_body">Для этого введите:</text:p>
      <text:p text:style-name="Text_20_body"><text:span text:style-name="Source_20_Text">openssl x509 \<text:line-break/>-inform der -in domain.der \<text:line-break/>-out domain.crt</text:span></text:p>
      <text:h text:style-name="Heading_20_3" text:outline-level="3">Конвертация PEM в PKCS7</text:h>
      <text:p text:style-name="Text_20_body">Чтобы добавить сертификаты PEM (domain.crt и ca-chain.crt) в файл PKCS7 (domain.p7b), введите:</text:p>
      <text:p text:style-name="Text_20_body"><text:span text:style-name="Source_20_Text">openssl crl2pkcs7 -nocrl \<text:line-break/>-certfile domain.crt \<text:line-break/>-certfile ca-chain.crt \<text:line-break/>-out domain.p7b</text:span></text:p>
      <text:p text:style-name="Text_20_body">Файлы PKCS7 (также известные как P7B) часто используются в Java Keystores и Microsoft IIS (Windows).</text:p>
      <text:h text:style-name="Heading_20_3" text:outline-level="3">Конвертация to PKCS7 в PEM</text:h>
      <text:p text:style-name="Text_20_body">Чтобы конвертировать PKCS7 в PEM, введите:</text:p>
      <text:p text:style-name="Text_20_body"><text:span text:style-name="Source_20_Text">openssl pkcs7 \<text:line-break/>-in domain.p7b \<text:line-break/>-print_certs -out domain.crt</text:span></text:p>
      <text:p text:style-name="Text_20_body">Обратите внимание: файл PKCS7 содержит много компонентов, а именно сертификат и промежуточный сертификат ЦС.</text:p>
      <text:h text:style-name="Heading_20_3" text:outline-level="3">Конвертация PEM в PKCS12</text:h>
      <text:p text:style-name="Text_20_body">Следующая команда позволяет объединить закрытый ключ и сертификат в файл PKCS12.</text:p>
      <text:p text:style-name="Text_20_body"><text:span text:style-name="Source_20_Text">openssl pkcs12 \<text:line-break/>-inkey domain.key \<text:line-break/>-in domain.crt \<text:line-break/>-export -out domain.pfx</text:span></text:p>
      <text:p text:style-name="Text_20_body">Программа запросит пароль. Файл PKCS12 позволяет объединить несколько сертификатов в один PEM-файл (domain.crt).</text:p>
      <text:p text:style-name="Text_20_body"><text:soft-page-break/>Файлы PKCS12 (или PFX) обычно используются для перемещения наборов сертификатов в Micrsoft IIS (Windows).</text:p>
      <text:h text:style-name="Heading_20_3" text:outline-level="3">Конвертация PKCS12 в PEM</text:h>
      <text:p text:style-name="Text_20_body">Чтобы конвертировать файл PKCS12 в формат PEM, введите:</text:p>
      <text:p text:style-name="Text_20_body"><text:span text:style-name="Source_20_Text">openssl pkcs12 \<text:line-break/>-in domain.pfx \<text:line-break/>-nodes -out domain.combined.crt</text:span></text:p>
      <text:p text:style-name="Text_20_body">Если в файле PKCS12 было несколько объектов (например, ключ и сертификат), все они переместятся в файл PEM.</text:p>
      <text:h text:style-name="Heading_20_2" text:outline-level="2">Версии OpenSSL</text:h>
      <text:p text:style-name="Text_20_body">Чтобы проверить версию OpenSSL, используйте команду openssl version.</text:p>
      <text:p text:style-name="Text_20_body">Следующая команда выведет версию OpenSSL и все параметры, с которыми она была скомпилирована.</text:p>
      <text:p text:style-name="Text_20_body"><text:span text:style-name="Source_20_Text">openssl version -a</text:span></text:p>
      <text:p text:style-name="Text_20_body">В данном руководстве используется бинарный файл OpenSSL со следующими подробностями:</text:p>
      <text:p text:style-name="Text_20_body"><text:span text:style-name="Source_20_Text">OpenSSL 1.0.1f 6 Jan 2014<text:line-break/>built on: Mon Apr  7 21:22:23 UTC 2014<text:line-break/>platform: debian-amd64<text:line-break/>options:  bn(64,64) rc4(16x,int) des(idx,cisc,16,int) blowfish(idx)<text:line-break/>compiler: cc -fPIC -DOPENSSL_PIC -DOPENSSL_THREADS -D_REENTRANT -DDSO_DLFCN -DHAVE_DLFCN_H -m64 -DL_ENDIAN -DTERMIO -g -O2 -fstack-protector --param=ssp-buffer-size=4 -Wformat -Werror=format-security -D_FORTIFY_SOURCE=2 -Wl,-Bsymbolic-functions -Wl,-z,relro -Wa,--noexecstack -Wall -DMD32_REG_T=int -DOPENSSL_IA32_SSE2 -DOPENSSL_BN_ASM_MONT -DOPENSSL_BN_ASM_MONT5 -DOPENSSL_BN_ASM_GF2m -DSHA1_ASM -DSHA256_ASM -DSHA512_ASM -DMD5_ASM -DAES_ASM -DVPAES_ASM -DBSAES_ASM -DWHIRLPOOL_ASM -DGHASH_ASM<text:line-break/>OPENSSLDIR: "/usr/lib/ssl"</text:span></text:p>
      <text:p text:style-name="Text_20_body">Теперь вы знакомы с основными методами и командами OpenSS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572cm" fo:margin-left="0.457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53:29.413678142</meta:creation-date>
    <dc:date>2019-01-13T20:08:06.052064911</dc:date>
    <meta:editing-duration>PT14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20" meta:word-count="1327" meta:character-count="10072" meta:non-whitespace-character-count="8859"/>
  </office:meta>
</office:document-meta>
</file>